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6.227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3.179cm" fo:min-width="18.5cm"/>
    </style:style>
    <style:style style:name="gr3" style:family="graphic" style:parent-style-name="standard">
      <style:graphic-properties draw:fill-color="#ccff00" draw:textarea-horizontal-align="justify" draw:textarea-vertical-align="middle" draw:auto-grow-height="false" fo:min-height="1.637cm" fo:min-width="1.567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-color="#ff66ff" draw:textarea-horizontal-align="justify" draw:textarea-vertical-align="middle" draw:auto-grow-height="false" fo:min-height="10.799cm" fo:min-width="18.5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2.163cm" fo:min-width="7.628cm"/>
    </style:style>
    <style:style style:name="gr7" style:family="graphic" style:parent-style-name="standard">
      <style:graphic-properties draw:textarea-horizontal-align="justify" draw:textarea-vertical-align="middle" draw:auto-grow-height="false" fo:min-height="3.179cm" fo:min-width="18.5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3.814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6.227cm" fo:min-width="18.5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17.149cm" fo:min-width="18.5cm"/>
    </style:style>
    <style:style style:name="gr12" style:family="graphic" style:parent-style-name="standard">
      <style:graphic-properties draw:textarea-horizontal-align="justify" draw:textarea-vertical-align="middle" draw:auto-grow-height="false" fo:min-height="3.433cm" fo:min-width="18.5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ccff00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66ff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00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6.477cm" svg:x="1cm" svg:y="18.399cm">
          <text:p text:style-name="P1">SEC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3.429cm" svg:x="1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21cm" svg:height="2.667cm" svg:x="1.508cm" svg:y="4.137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0.541cm" svg:height="2.384cm" svg:x="5.445cm" svg:y="4.302cm">
          <draw:text-box>
            <text:p text:style-name="P1">HEADER</text:p>
            <text:p text:style-name="P1">MENU</text:p>
            <text:p text:style-name="P1">nav&gt;ul&gt;li*4</text:p>
          </draw:text-box>
        </draw:frame>
        <draw:custom-shape draw:style-name="gr5" draw:text-style-name="P5" draw:layer="layout" svg:width="19cm" svg:height="11.049cm" svg:x="1cm" svg:y="7.223cm">
          <text:p text:style-name="P1"/>
          <text:p text:style-name="P1">&lt;Background img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128cm" svg:height="2.413cm" svg:x="6.695cm" svg:y="1cm">
          <text:p text:style-name="P1">Wireframe</text:p>
          <text:p text:style-name="P1">Desktop</text:p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3.429cm" svg:x="1cm" svg:y="25.003cm">
          <text:p text:style-name="P1"><text:span text:style-name="T1">FOOTER</text:span></text:p>
          <text:p text:style-name="P7">ART 1<text:tab/><text:tab/>ART 2<text:tab/><text:tab/><text:tab/><text:tab/><text:tab/>ART 3<text:tab/><text:tab/>ART 4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4.064cm" svg:x="1.635cm" svg:y="20.05cm">
          <text:p text:style-name="P1"><text:span text:style-name="T1">Article 1</text:span></text:p>
          <text:p text:style-name="P1"><text:span text:style-name="T1">h3</text:span></text:p>
          <text:p text:style-name="P1">Figure</text:p>
          <text:p text:style-name="P1">a</text:p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4.064cm" svg:x="8.112cm" svg:y="20.05cm">
          <text:p text:style-name="P1"><text:span text:style-name="T1">Article 2</text:span></text:p>
          <text:p text:style-name="P1"><text:span text:style-name="T1">h3</text:span></text:p>
          <text:p text:style-name="P1">Figure</text:p>
          <text:p text:style-name="P1">a</text:p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4.064cm" svg:x="14.716cm" svg:y="20.05cm">
          <text:p text:style-name="P1"><text:span text:style-name="T1">Article 3</text:span></text:p>
          <text:p text:style-name="P1"><text:span text:style-name="T1">h3</text:span></text:p>
          <text:p text:style-name="P1">Figure</text:p>
          <text:p text:style-name="P1">a</text:p>
          <text:p text:style-name="P1">img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6" draw:layer="layout" svg:width="8.128cm" svg:height="2.413cm" svg:x="6.695cm" svg:y="1cm">
          <text:p text:style-name="P1">Wireframe</text:p>
          <text:p text:style-name="P1">Tablette</text:p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3.429cm" svg:x="1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921cm" svg:height="2.667cm" svg:x="1.508cm" svg:y="4.137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0.541cm" svg:height="2.384cm" svg:x="5.446cm" svg:y="4.302cm">
          <draw:text-box>
            <text:p text:style-name="P1">HEADER</text:p>
            <text:p text:style-name="P1">MENU</text:p>
            <text:p text:style-name="P1">nav&gt;ul&gt;li*4</text:p>
          </draw:text-box>
        </draw:frame>
        <draw:custom-shape draw:style-name="gr5" draw:text-style-name="P5" draw:layer="layout" svg:width="19cm" svg:height="11.049cm" svg:x="1cm" svg:y="7.223cm">
          <text:p text:style-name="P1"/>
          <text:p text:style-name="P1">&lt;Background img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6.477cm" svg:x="1cm" svg:y="18.399cm">
          <text:p text:style-name="P1">SEC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4.064cm" svg:x="1.635cm" svg:y="20.05cm">
          <text:p text:style-name="P1"><text:span text:style-name="T1">Article 1</text:span></text:p>
          <text:p text:style-name="P1"><text:span text:style-name="T1">h3</text:span></text:p>
          <text:p text:style-name="P1">Figure</text:p>
          <text:p text:style-name="P1">a</text:p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4.064cm" svg:x="8.112cm" svg:y="20.05cm">
          <text:p text:style-name="P1"><text:span text:style-name="T1">Article 2</text:span></text:p>
          <text:p text:style-name="P1"><text:span text:style-name="T1">h3</text:span></text:p>
          <text:p text:style-name="P1">Figure</text:p>
          <text:p text:style-name="P1">a</text:p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4.064cm" svg:x="14.716cm" svg:y="20.05cm">
          <text:p text:style-name="P1"><text:span text:style-name="T1">Article 3</text:span></text:p>
          <text:p text:style-name="P1"><text:span text:style-name="T1">h3</text:span></text:p>
          <text:p text:style-name="P1">Figure</text:p>
          <text:p text:style-name="P1">a</text:p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3.429cm" svg:x="1cm" svg:y="25.003cm">
          <text:p text:style-name="P1"><text:span text:style-name="T1">FOOTER</text:span></text:p>
          <text:p text:style-name="P7">ART 1<text:tab/><text:tab/>ART 2<text:tab/><text:tab/><text:tab/><text:tab/><text:tab/>ART 3<text:tab/><text:tab/>ART 4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6" draw:layer="layout" svg:width="8.128cm" svg:height="2.413cm" svg:x="6.695cm" svg:y="1cm">
          <text:p text:style-name="P1">Wireframe</text:p>
          <text:p text:style-name="P1">Mobile</text:p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9cm" svg:height="6.477cm" svg:x="1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921cm" svg:height="2.667cm" draw:transform="skewX (0.00453785605518526) rotate (0.00436332312998582) translate (9.128cm 3.807cm)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0.412cm" svg:height="2.384cm" svg:x="5.447cm" svg:y="7.125cm">
          <draw:text-box>
            <text:p text:style-name="P1">HEADER</text:p>
            <text:p text:style-name="P1">MENU HAMBURGER</text:p>
            <text:p text:style-name="P1">nav&gt;ul&gt;li*4</text:p>
          </draw:text-box>
        </draw:frame>
        <draw:custom-shape draw:style-name="gr11" draw:text-style-name="P2" draw:layer="layout" svg:width="19cm" svg:height="17.399cm" svg:x="1cm" svg:y="10.398cm">
          <text:p text:style-name="P1">SEC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4.064cm" svg:x="8.366cm" svg:y="11.795cm">
          <text:p text:style-name="P1"><text:span text:style-name="T1">Article 1</text:span></text:p>
          <text:p text:style-name="P1"><text:span text:style-name="T1">h3</text:span></text:p>
          <text:p text:style-name="P1">Figure</text:p>
          <text:p text:style-name="P1">a</text:p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4.064cm" svg:x="8.366cm" svg:y="16.113cm">
          <text:p text:style-name="P1"><text:span text:style-name="T1">Article 2</text:span></text:p>
          <text:p text:style-name="P1"><text:span text:style-name="T1">h3</text:span></text:p>
          <text:p text:style-name="P1">Figure</text:p>
          <text:p text:style-name="P1">a</text:p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4.064cm" svg:x="8.366cm" svg:y="20.431cm">
          <text:p text:style-name="P1"><text:span text:style-name="T1">Article 3</text:span></text:p>
          <text:p text:style-name="P1"><text:span text:style-name="T1">h3</text:span></text:p>
          <text:p text:style-name="P1">Figure</text:p>
          <text:p text:style-name="P1">a</text:p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9cm" svg:height="3.683cm" svg:x="1cm" svg:y="24.72cm">
          <text:p text:style-name="P1"><text:span text:style-name="T1">FOOTER</text:span></text:p>
          <text:p text:style-name="P7"><text:tab/><text:tab/><text:tab/>ART 1<text:tab/><text:tab/><text:tab/><text:tab/><text:tab/><text:tab/>ART 2<text:tab/><text:tab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11:18:38.058850643</meta:creation-date>
    <dc:date>2017-04-08T09:09:15.178605768</dc:date>
    <meta:editing-duration>PT21H19M55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